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InlineBox.KnuthInlineBox( int w , AlignmentContext alignmentContext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nuthInlineBo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nuthInlineBox.getAlign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InlineBox.setFootnoteBodyLM( FootnoteBodyLayoutManager fb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InlineBox.is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InlineBox.getFootnoteBody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